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70000012D270B30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rsid="0020feeb" officeooo:paragraph-rsid="0020feeb" style:font-weight-asian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en" fo:country="US" officeooo:rsid="0022bdbf"/>
    </style:style>
    <style:style style:name="T8" style:family="text">
      <style:text-properties fo:language="en" fo:country="US" officeooo:rsid="0023e6b2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officeooo:rsid="00159e85"/>
    </style:style>
    <style:style style:name="T12" style:family="text">
      <style:text-properties fo:language="ru" fo:country="RU" officeooo:rsid="00196684"/>
    </style:style>
    <style:style style:name="T13" style:family="text">
      <style:text-properties fo:color="#000000" style:font-name="Times New Roman" fo:font-size="12pt" fo:language="en" fo:country="US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159e85"/>
    </style:style>
    <style:style style:name="T18" style:family="text">
      <style:text-properties officeooo:rsid="00163f67"/>
    </style:style>
    <style:style style:name="T19" style:family="text">
      <style:text-properties officeooo:rsid="0016f818"/>
    </style:style>
    <style:style style:name="T20" style:family="text">
      <style:text-properties officeooo:rsid="001d0793"/>
    </style:style>
    <style:style style:name="T21" style:family="text">
      <style:text-properties officeooo:rsid="0020fe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9">«</text:span><text:span text:style-name="T1">EVO Reset Service</text:span><text:span text:style-name="T9">» </text:span><text:span text:style-name="T1">v 0.</text:span><text:span text:style-name="T9">5</text:span><text:span text:style-name="T8">2</text:span></text:p>
      <text:p text:style-name="P3"/>
      <text:p text:style-name="P11"><text:a xlink:type="simple" xlink:href="#Системные требования"><text:span text:style-name="T16"/></text:a></text:p>
      <text:p text:style-name="P9">Содержание</text:p>
      <text:p text:style-name="P11"><text:a xlink:type="simple" xlink:href="#Системные требования"><text:span text:style-name="T16">Системные требования</text:span></text:a></text:p>
      <text:p text:style-name="P11"><text:a xlink:type="simple" xlink:href="#ПРЕДУПРЕЖДЕНИЯ">ПРЕДУПРЕЖДЕНИЯ</text:a></text:p>
      <text:p text:style-name="P11"><text:a xlink:type="simple" xlink:href="#Клавиши управления">Клавиши управления</text:a></text:p>
      <text:p text:style-name="P11"><text:a xlink:type="simple" xlink:href="#Кнопки клавиатуры+RESET">Кнопки клавиатуры+RESET</text:a></text:p>
      <text:p text:style-name="P11"><text:a xlink:type="simple" xlink:href="#Управление в основном меню">Управление в основном меню</text:a></text:p>
      <text:p text:style-name="P11"><text:a xlink:type="simple" xlink:href="#Горячие клавиши главного меню">Горячие клавиши главного меню</text:a></text:p>
      <text:p text:style-name="P11"><text:a xlink:type="simple" xlink:href="#Горячие клавиши меню «Service»">Горячие клавиши меню «Service»</text:a></text:p>
      <text:p text:style-name="P11"><text:a xlink:type="simple" xlink:href="#Setup"><text:span text:style-name="T9">Setup</text:span></text:a></text:p>
      <text:p text:style-name="P11"><text:a xlink:type="simple" xlink:href="#File browser">File browser</text:a></text:p>
      <text:p text:style-name="P11"><text:a xlink:type="simple" xlink:href="#Автомонтирование TRD образов">Автомонтирование TRD образов</text:a></text:p>
      <text:p text:style-name="P11"><text:a xlink:type="simple" xlink:href="#Обновление FLASH ROM"><text:span text:style-name="T16">Обновление FLASH ROM</text:span></text:a></text:p>
      <text:p text:style-name="P11"><text:a xlink:type="simple" xlink:href="#Изменение шрифта для текстового видео режима"><text:span text:style-name="T16">Изменение шрифта для текстового видео режима</text:span></text:a></text:p>
      <text:p text:style-name="P11"><text:a xlink:type="simple" xlink:href="#Выбор альтернативных прошивок">Выбор альтернативных прошивок</text:a></text:p>
      <text:p text:style-name="P11"><text:a xlink:type="simple" xlink:href="#Выбор TRD">Выбор TRD, SCL и FDI образов</text:a></text:p>
      <text:p text:style-name="P11"><text:a xlink:type="simple" xlink:href="#Загрузка с ленты и ее эмуляция">Загрузка с ленты и ее эмуляция</text:a></text:p>
      <text:p text:style-name="P11"><text:a xlink:type="simple" xlink:href="#Запуск HOBETA и SPG файлов">Запуск HOBETA и SPG файлов</text:a></text:p>
      <text:p text:style-name="P11"><text:a xlink:type="simple" xlink:href="#Состояние памяти при запуске HOBETA файлов">Состояние памяти при запуске HOBETA файлов</text:a></text:p>
      <text:p text:style-name="P11"><text:a xlink:type="simple" xlink:href="#Редактор ячеек CMOS">Редактор ячеек CMOS</text:a></text:p>
      <text:p text:style-name="P11"><text:a xlink:type="simple" xlink:href="#Тестирование PC клавиатуры">Тестирование PC клавиатуры</text:a></text:p>
      <text:p text:style-name="P11"><text:a xlink:type="simple" xlink:href="#Кнопка Magic">Кнопка Magic</text:a></text:p>
      <text:p text:style-name="P11"><text:a xlink:type="simple" xlink:href="#Часы и CMOS">Часы и CMOS</text:a></text:p>
      <text:p text:style-name="P11"><text:a xlink:type="simple" xlink:href="#Формат RAM диска">Формат RAM диска</text:a></text:p>
      <text:p text:style-name="P11"/>
      <text:p text:style-name="P10">Системные требования</text:p>
      <text:p text:style-name="P8"/>
      <text:p text:style-name="P6"><text:span text:style-name="T9">Только</text:span> <text:bookmark-start text:name="Системные требования"/>P<text:bookmark-end text:name="Системные требования"/>entEvo <text:span text:style-name="T9">4Мб</text:span>;</text:p>
      <text:p text:style-name="P7">контроллер <text:span text:style-name="T1">TR-DOS </text:span><text:span text:style-name="T9">с прошивкой </text:span><text:span text:style-name="T1">EVO-DOS </text:span><text:span text:style-name="T9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9"><text:tab/><text:tab/>с </text:span>SD <text:span text:style-name="T9">карты </text:span>Z-контроллера <text:span text:style-name="T9">(на </text:span>PentEvo <text:span text:style-name="T9">интегрирована</text:span>) <text:span text:style-name="T9">отформатированная в </text:span>FAT;</text:p>
      <text:p text:style-name="P6"><text:tab/><text:tab/><text:span text:style-name="T9">с винчестера подключенного </text:span>по схеме Nemo отформатированн<text:span text:style-name="T9">ый в </text:span>FAT<text:span text:style-name="T9">.</text:span></text:p>
      <text:p text:style-name="P6"/>
      <text:p text:style-name="P6"/>
      <text:p text:style-name="P29"><text:bookmark-start text:name="ПРЕДУПРЕЖДЕНИЯ"/>ПРЕДУПРЕЖДЕНИЯ<text:bookmark-end text:name="ПРЕДУПРЕЖДЕНИЯ"/></text:p>
      <text:p text:style-name="P4">----------------------------------------------------------------<text:span text:style-name="T9">----------------------</text:span>---------------<text:span text:style-name="T9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ile browser <text:span text:style-name="T9">показывает только найденные директории и файлы </text:span>c <text:span text:style-name="T9">расширениями </text:span>TRD, SCL, FDI, TAP, $C, SPG<text:span text:style-name="T9">, </text:span>FNT <text:span text:style-name="T9">и количеством не более 2048 штук. При большем количестве будут показаны только первые 2048 директорий/файлов.</text:span></text:p>
      <text:p text:style-name="P27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7">После обновления содержимого <text:span text:style-name="T1">FlashROM </text:span>рекомендуется нажать кнопку сброс!</text:p>
      <text:p text:style-name="P27"><text:soft-page-break/></text:p>
      <text:p text:style-name="P4">-----------------------------------------------------------------------------------------------------------------------------</text:p>
      <text:p text:style-name="P25"/>
      <text:p text:style-name="P26"><text:bookmark-start text:name="Клавиши управления"/>Клавиши управления<text:bookmark-end text:name="Клавиши управления"/></text:p>
      <text:p text:style-name="P26"/>
      <text:p text:style-name="P12"><text:bookmark-start text:name="Кнопки клавиатуры+RESET"/><text:span text:style-name="T13">Кнопки клавиатуры+</text:span><text:span text:style-name="T1">RESET</text:span><text:bookmark-end text:name="Кнопки клавиатуры+RESET"/></text:p>
      <text:p text:style-name="P23"/>
      <text:p text:style-name="P13">Любая буквенная клавиша (кроме ниже описанных<text:span text:style-name="T1">)</text:span>-выводит на экран краткую помощь.</text:p>
      <text:p text:style-name="P22"><text:span text:style-name="T14">CS</text:span>-<text:span text:style-name="T9">перезапуск страницы </text:span>ROM<text:span text:style-name="T9"> </text:span>Basic 128.</text:p>
      <text:p text:style-name="P22"><text:span text:style-name="T14">SS</text:span><text:span text:style-name="T9">-перезапуск страницы </text:span>ROM<text:span text:style-name="T9"> </text:span>Basic<text:span text:style-name="T9"> </text:span>48<text:span text:style-name="T9">.</text:span></text:p>
      <text:p text:style-name="P22"><text:span text:style-name="T14">D</text:span>-<text:span text:style-name="T9">запуск </text:span>DEMO “GRASS” by PSB^Hallowen.</text:p>
      <text:p text:style-name="P22"><text:span text:style-name="T14">C</text:span>-<text:span text:style-name="T9">таблица цветов (клавиши </text:span>SPACE <text:span text:style-name="T9">или </text:span>ENTER <text:span text:style-name="T9">изменение цвета бордюра.</text:span></text:p>
      <text:p text:style-name="P24">H<text:span text:style-name="T15">-</text:span><text:span text:style-name="T10">вывод на экран странички помощи.</text:span></text:p>
      <text:p text:style-name="P22"><text:span text:style-name="T14">S</text:span>-CMOS Setup.</text:p>
      <text:p text:style-name="P22"><text:span text:style-name="T14">0</text:span>-<text:span text:style-name="T9">возврат в </text:span>EVO Reset Service <text:span text:style-name="T9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20"><text:bookmark-start text:name="Управление в основном меню"/>Управление в основном меню<text:bookmark-end text:name="Управление в основном меню"/></text:p>
      <text:p text:style-name="P18"/>
      <text:p text:style-name="P22"><text:span text:style-name="T9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9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20"><text:bookmark-start text:name="Горячие клавиши главного меню"/>Горячие клавиши главного меню<text:bookmark-end text:name="Горячие клавиши главного меню"/></text:p>
      <text:p text:style-name="P24"/>
      <text:p text:style-name="P24"><draw:frame draw:style-name="fr1" draw:name="Графический объект1" text:anchor-type="paragraph" svg:width="11.37cm" style:rel-width="60%" svg:height="6.622cm" style:rel-height="24%" draw:z-index="3"><draw:image xlink:href="Pictures/10000000000002070000012D270B30A3.png" xlink:type="simple" xlink:show="embed" xlink:actuate="onLoad"/></draw:frame></text:p>
      <text:p text:style-name="P22"><text:span text:style-name="T14">1...4</text:span>-<text:span text:style-name="T9">выбор дисковода;</text:span></text:p>
      <text:p text:style-name="P22"><text:span text:style-name="T14">V</text:span>-<text:span text:style-name="T9">перебирает по кругу все реальные дисководы;</text:span></text:p>
      <text:p text:style-name="P24">Y-<text:span text:style-name="T10">перебирает по кругу все виртуальные дисководы;</text:span></text:p>
      <text:p text:style-name="P22"><text:span text:style-name="T14">W</text:span><text:span text:style-name="T9">-перебирает режимы </text:span>TURBO 3,5-7-14 <text:span text:style-name="T9">МГц;</text:span></text:p>
      <text:p text:style-name="P24">L<text:span text:style-name="T9">-</text:span><text:span text:style-name="T10">переключение загрузки с магнитофонного входа или эмуляция загрузки;</text:span></text:p>
      <text:p text:style-name="P24">G<text:span text:style-name="T15">-</text:span><text:span text:style-name="T10">выбор куда будет производиться переход по нажатию </text:span><text:span text:style-name="T15">RESET;</text:span></text:p>
      <text:p text:style-name="P24">E<text:span text:style-name="T15">-</text:span><text:span text:style-name="T10">разрешение перезагрузки шрифта для текстмода из ПЗУ;</text:span></text:p>
      <text:p text:style-name="P24">J<text:span text:style-name="T15">-</text:span><text:span text:style-name="T10">выбор типа шрифта из ПЗУ;</text:span></text:p>
      <text:p text:style-name="P24">K<text:span text:style-name="T15">-</text:span><text:span text:style-name="T10">выбор драйвера для печати из Бейсика;</text:span></text:p>
      <text:p text:style-name="P22"><text:span text:style-name="T14">M</text:span><text:span text:style-name="T9">-триггерное переключение режимов памяти </text:span>ALL/128/48;</text:p>
      <text:p text:style-name="P22"><text:span text:style-name="T14">Z</text:span>-<text:span text:style-name="T9">вызов загрузчика с </text:span>TR-DOS <text:span text:style-name="T9">дискеты;</text:span></text:p>
      <text:p text:style-name="P22"><text:span text:style-name="T14">F</text:span><text:span text:style-name="T9">-вызов выбора файлов с </text:span>FAT <text:span text:style-name="T9">устройства;</text:span></text:p>
      <text:p text:style-name="P22"><text:span text:style-name="T14">T</text:span><text:span text:style-name="T9">-вызов загрузки с ленты (имитация команды </text:span>LOAD “”)<text:span text:style-name="T9">;</text:span></text:p>
      <text:p text:style-name="P22"><text:span text:style-name="T14">B</text:span><text:span text:style-name="T9">-вызов загрузчика с </text:span>CD <text:span text:style-name="T9">диска (старая функция оставшаяся от </text:span>GLUK<text:span text:style-name="T9">а);</text:span></text:p>
      <text:p text:style-name="P22"><text:span text:style-name="T14">D</text:span><text:span text:style-name="T9">-вызов загрузчика с </text:span>HDD;</text:p>
      <text:p text:style-name="P22"><text:soft-page-break/><text:span text:style-name="T14">S</text:span><text:span text:style-name="T9">-сброс в </text:span>TR-DOS<text:span text:style-name="T9">;</text:span></text:p>
      <text:p text:style-name="P22"><text:span text:style-name="T14">I</text:span><text:span text:style-name="T9">-сброс в </text:span>Basic <text:span text:style-name="T9">48;</text:span></text:p>
      <text:p text:style-name="P22"><text:span text:style-name="T14">U</text:span><text:span text:style-name="T9">-сброс в </text:span>Basic <text:span text:style-name="T9">128;</text:span></text:p>
      <text:p text:style-name="P22"><text:span text:style-name="T14">R</text:span><text:span text:style-name="T9">-переход в меню </text:span>Service;</text:p>
      <text:p text:style-name="P13"><text:span text:style-name="T14">V</text:span><text:span text:style-name="T2">-</text:span>перебирает все реальные дисководы по кругу;</text:p>
      <text:p text:style-name="P22"><text:span text:style-name="T14">H</text:span>-<text:span text:style-name="T9">вызов страницы помощи;</text:span></text:p>
      <text:p text:style-name="P13">цифровые клавиши <text:span text:style-name="T14">1-4</text:span> выбирают соответствующий дисковод <text:span text:style-name="T1">A-D;</text:span></text:p>
      <text:p text:style-name="P13"><text:span text:style-name="T14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14">9</text:span>-включение/выключение отображения времени, даты.</text:p>
      <text:p text:style-name="P13"/>
      <text:p text:style-name="P16"><text:span text:style-name="T20">Режим памяти и частоту процессора можно поменять в любой момент из любой программы нажав кнопку </text:span><text:span text:style-name="T5">Magic </text:span><text:span text:style-name="T20">и выбрав пункт </text:span><text:span text:style-name="T5">Setup</text:span><text:span text:style-name="T20"> главного меню </text:span><text:span text:style-name="T5">Magic </text:span><text:span text:style-name="T20">режима. </text:span></text:p>
      <text:p text:style-name="P14"><text:span text:style-name="T17">Надписи ниже главного меню </text:span><text:span text:style-name="T4">SDZ SDG </text:span><text:span text:style-name="T17">соотвествуют </text:span><text:span text:style-name="T4">SD </text:span><text:span text:style-name="T17">картам подключенной в разъем основной платы и </text:span><text:span text:style-name="T4">NeoGS</text:span><text:span text:style-name="T17">. Красный цвет означает недоступность карточки, зеленый доступность.</text:span></text:p>
      <text:p text:style-name="P13"/>
      <text:p text:style-name="P20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4"/>
      <text:p text:style-name="P24"><draw:frame draw:style-name="fr2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3"><text:span text:style-name="T2">R</text:span>-сброс <text:span text:style-name="T1">NeoGS </text:span>записью числа 128 в порт 51;</text:p>
      <text:p text:style-name="P22"><text:span text:style-name="T14">E</text:span>-<text:span text:style-name="T9">сброс содержимого </text:span>CMOS;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22"><text:span text:style-name="T14">M</text:span>-<text:span text:style-name="T9">редактор </text:span>CMOS;</text:p>
      <text:p text:style-name="P22"><text:span text:style-name="T14">S</text:span><text:span text:style-name="T9">- тестер </text:span>PC <text:span text:style-name="T9">клавиатуры;</text:span></text:p>
      <text:p text:style-name="P22"><text:span text:style-name="T14">F</text:span>-<text:span text:style-name="T9">загрузка и обновление </text:span>ROM<text:span text:style-name="T9"> (512 Кб);</text:span></text:p>
      <text:p text:style-name="P22"><text:span text:style-name="T14">U</text:span>-<text:span text:style-name="T9">загрузка и обновление </text:span>ROM <text:span text:style-name="T9">пользователя (64Кб);</text:span></text:p>
      <text:p text:style-name="P22"><text:span text:style-name="T14">N</text:span>-<text:span text:style-name="T9">демонтирование примонтированных </text:span>TRD <text:span text:style-name="T9">образов.</text:span></text:p>
      <text:p text:style-name="P13"><draw:frame draw:style-name="fr1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14">7.0</text:span><text:span text:style-name="T2">»</text:span> (принимает значение 3,5/7,0/14,0 мгц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23"><text:bookmark-start text:name="Setup"/>Setup<text:bookmark-end text:name="Setup"/></text:p>
      <text:p text:style-name="P23"/>
      <text:p text:style-name="P13"><draw:frame draw:style-name="fr3" draw:name="Графический объект5" text:anchor-type="paragraph" svg:width="7.77cm" style:rel-width="41%" svg:height="1.931cm" style:rel-height="7%" draw:z-index="4"><draw:image xlink:href="Pictures/100000000000015800000057024809BE.png" xlink:type="simple" xlink:show="embed" xlink:actuate="onLoad"/></draw:frame><text:soft-page-break/></text:p>
      <text:p text:style-name="P15">В этом меню доступно <text:span text:style-name="T18">следующие настройки</text:span>: </text:p>
      <text:p text:style-name="P15">включение/выключение звука при нажатии на клавиши (начинает работать сразу после выбора);</text:p>
      <text:p text:style-name="P15">включение/выключение доступа к <text:span text:style-name="T1">SD </text:span>карте расположенной на <text:span text:style-name="T1">NeoGS. </text:span><text:span text:style-name="T19">Н</text:span>ачинает работать только после сброса <text:span text:style-name="T18">или сразу</text:span><text:span text:style-name="T19">,</text:span><text:span text:style-name="T18"> если разрешен автодетект наличия карточек.</text:span></text:p>
      <text:p text:style-name="P23"/>
      <text:p text:style-name="P23"><text:bookmark-start text:name="File browser"/>File browser<text:bookmark-end text:name="File browser"/></text:p>
      <text:p text:style-name="P13"/>
      <text:p text:style-name="P13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3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19">если отключено автодетектирование наличия карточек</text:span>.</text:p>
      <text:p text:style-name="P13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3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3"/>
      <text:p text:style-name="P20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3"/>
      <text:p text:style-name="P13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3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3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3"/>
      <text:p text:style-name="P22">e<text:a xlink:type="simple" xlink:href="file:///E:/dir1/dir2/filename.ext">:/dir1/dir2/filename.ext</text:a> a:</text:p>
      <text:p text:style-name="P22"><text:a xlink:type="simple" xlink:href="file:///f:/dir3/filename.ext">f:/dir3/filename.ext</text:a> b:</text:p>
      <text:p text:style-name="P22"><text:a xlink:type="simple" xlink:href="file:///g:/filename.ext">g:/filename.ext</text:a> c:</text:p>
      <text:p text:style-name="P22"><text:a xlink:type="simple" xlink:href="file:///f:/dir4/filename.ext">f:/dir4/filename.ext</text:a> d:</text:p>
      <text:p text:style-name="P13"/>
      <text:p text:style-name="P13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3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3"/>
      <text:p text:style-name="P20"><text:bookmark-start text:name="Обновление FLASH ROM"/>Обновление <text:span text:style-name="T1">FLASH ROM</text:span><text:bookmark-end text:name="Обновление FLASH ROM"/></text:p>
      <text:p text:style-name="P23"/>
      <text:p text:style-name="P13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3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21"/>
      <text:p text:style-name="P20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20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14">"E.Reload FONT"</text:span> <text:span text:style-name="T2">on</text:span><text:span text:style-name="T1"> </text:span>или <text:span text:style-name="T14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4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20"/>
      <text:p text:style-name="P20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3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0"/>
      <text:p text:style-name="P20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8"/>
      <text:p text:style-name="P21"><text:span text:style-name="T15">Начиная с версии 0.21 добавлена загрузка образов (раскрытие образов) </text:span><text:span text:style-name="T3">TRD </text:span><text:span text:style-name="T15">и </text:span><text:span text:style-name="T3">SCL</text:span><text:span text:style-name="T15"> в память для виртуального дисковода для прошивки </text:span><text:span text:style-name="T3">EVO-DOS</text:span><text:span text:style-name="T15">. Начиная с версии 0.27 добавлена загрузка </text:span><text:span text:style-name="T3">FDI </text:span><text:span text:style-name="T15">образов. Предварительное форматирование рамдиска для загрузки образов не требуется.</text:span></text:p>
      <text:p text:style-name="P21"><text:span text:style-name="T15">Начиная с версии 0.5 добавлена возможность монтировать образы </text:span><text:span text:style-name="T3">TRD </text:span><text:span text:style-name="T15">непосредственно с </text:span><text:span text:style-name="T3">FAT </text:span><text:span text:style-name="T15">устройств. </text:span></text:p>
      <text:p text:style-name="P21"><text:span text:style-name="T15">При выборе файлов с расширениес </text:span><text:span text:style-name="T3">FDI </text:span><text:span text:style-name="T15">и </text:span><text:span text:style-name="T3">SCL </text:span><text:span text:style-name="T15">производится загрузка образа в область рамдиска, при выборе файла с расширением </text:span><text:span text:style-name="T3">TRD </text:span><text:span text:style-name="T15">будет предложена возможность примонтировать образ к букве </text:span><text:span text:style-name="T15">дисковода или загрузки в рамдиск.</text:span></text:p>
      <text:p text:style-name="P13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21"><text:span text:style-name="T15">Формат </text:span><text:span text:style-name="T3">RAM </text:span><text:span text:style-name="T15">диска описан в конце документа.</text:span></text:p>
      <text:p text:style-name="P13"/>
      <text:p text:style-name="P20"><text:bookmark-start text:name="Загрузка с ленты и ее эмуляция"/>Загрузка с ленты и ее эмуляция<text:bookmark-end text:name="Загрузка с ленты и ее эмуляция"/></text:p>
      <text:p text:style-name="P20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20"/>
      <text:p text:style-name="P20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20"/>
      <text:p text:style-name="P13">При выборе файлов с расширениями <text:span text:style-name="T1">$C </text:span>и <text:span text:style-name="T1">SPG </text:span>будет произ<text:span text:style-name="T21">ве</text:span>ден их запуск.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20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20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8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20"><text:bookmark-start text:name="Редактор ячеек CMOS"/>Редактор ячеек <text:span text:style-name="T1">CMOS</text:span><text:bookmark-end text:name="Редактор ячеек CMOS"/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22"><text:span text:style-name="T14">L</text:span>-<text:span text:style-name="T9">принудительная загрузка из </text:span>CMOS <text:span text:style-name="T9">в память для редактирования;</text:span></text:p>
      <text:p text:style-name="P22"><text:span text:style-name="T14">S</text:span><text:span text:style-name="T9">-принудительное сохранение отредактированного из памяти;</text:span></text:p>
      <text:p text:style-name="P22"><text:span text:style-name="T14">X</text:span><text:span text:style-name="T9">-выход из редактора.</text:span></text:p>
      <text:p text:style-name="P18"/>
      <text:p text:style-name="P20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23"><text:bookmark-start text:name="Кнопка Magic"/><text:span text:style-name="T9">Кнопка </text:span>Magic<text:bookmark-end text:name="Кнопка Magic"/></text:p>
      <text:p text:style-name="P21"/>
      <text:p text:style-name="P13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17"><text:span text:style-name="T21">В меню </text:span><text:span text:style-name="T6">Setup </text:span><text:span text:style-name="T21">продублированна возможность изменения режима памяти и турбо режима. </text:span></text:p>
      <text:p text:style-name="P19">В правом верхнем углу отображаются текущее время и дата.</text:p>
      <text:p text:style-name="P21"/>
      <text:p text:style-name="P23"><text:bookmark-start text:name="Часы и CMOS"/><text:span text:style-name="T9">Часы и </text:span>CMOS<text:bookmark-end text:name="Часы и CMOS"/></text:p>
      <text:p text:style-name="P23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22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номер <text:span text:style-name="T1">virtual drive;</text:span>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2">- 0x12...<text:tab/>| <text:span text:style-name="T9">на данный момент</text:span></text:p>
      <text:p text:style-name="P22">...0x3F<text:tab/>| <text:span text:style-name="T9">свободны</text:span></text:p>
      <text:p text:style-name="P22">- 0x40...<text:tab/><text:span text:style-name="T9">64 байта</text:span></text:p>
      <text:p text:style-name="P22">...0x7F<text:tab/><text:span text:style-name="T9">используется </text:span>ProfROM <text:span text:style-name="T9">для хранения настроек.</text:span></text:p>
      <text:p text:style-name="P22"><text:span text:style-name="T9">- </text:span>0x80...<text:tab/>| <text:span text:style-name="T9">на данный момент</text:span></text:p>
      <text:p text:style-name="P22">...0xEB<text:tab/>| <text:span text:style-name="T9">свободны</text:span></text:p>
      <text:p text:style-name="P22">- 0xEC<text:tab/><text:span text:style-name="T9">хранит следующие значения, биты:</text:span></text:p>
      <text:p text:style-name="P22"><text:span text:style-name="T9"><text:tab/><text:tab/></text:span>7 <text:span text:style-name="T9">-</text:span> 1=<text:span text:style-name="T9">при нажатии клавиш озвучивания не будет, 0=будет</text:span></text:p>
      <text:p text:style-name="P22"><text:tab/><text:tab/>6 <text:span text:style-name="T9">-</text:span> <text:span text:style-name="T9">1=доступ к </text:span>SD NeoGS <text:span text:style-name="T9">есть</text:span>, 0=<text:span text:style-name="T9">нет</text:span></text:p>
      <text:p text:style-name="P22"><text:tab/><text:tab/>5 - 1=<text:span text:style-name="T9">поиск файла </text:span>IMAGE.MNT <text:span text:style-name="T9">и монтирование образов если найден</text:span>, 0=<text:span text:style-name="T9">не искать</text:span></text:p>
      <text:p text:style-name="P22"><text:tab/><text:tab/>4 <text:span text:style-name="T12">-</text:span></text:p>
      <text:p text:style-name="P22"><text:tab/><text:tab/>3 - </text:p>
      <text:p text:style-name="P22"><text:tab/><text:tab/>2 - </text:p>
      <text:p text:style-name="P22"><text:tab/><text:tab/>1 - </text:p>
      <text:p text:style-name="P22"><text:tab/><text:tab/>0 - </text:p>
      <text:p text:style-name="P13">- <text:span text:style-name="T1">0xED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2"><text:tab/><text:tab/>4 <text:span text:style-name="T9">-</text:span> 1=<text:span text:style-name="T9">не загружать шрифт из ПЗУ по сбросу, 0=загружать</text:span></text:p>
      <text:p text:style-name="P22"><text:span text:style-name="T9"><text:tab/><text:tab/>3 - 1=загружать из ПЗУ шрифт АТМ</text:span>, 0=<text:span text:style-name="T9">загружать из ПЗУ шрифт </text:span>CP866</text:p>
      <text:p text:style-name="P13"><text:tab/><text:tab/>2 - </text:p>
      <text:p text:style-name="P13"><text:tab/><text:tab/>1 <text:span text:style-name="T1">- | </text:span>номер сброса: 0 <text:span text:style-name="T1">- Evo Service, 1-GLUK Service</text:span></text:p>
      <text:p text:style-name="P13"><text:soft-page-break/><text:tab/><text:tab/>0 <text:span text:style-name="T1">- | 2 - ProfROM, 3 – Custom ROM</text:span></text:p>
      <text:p text:style-name="P22">- 0xEE...<text:tab/>|<text:span text:style-name="T9">содержит </text:span>CRC16 <text:span text:style-name="T9">для ячеек 0</text:span>X0E...0x11, 0xEC...0xED. <text:span text:style-name="T9">При несовпадении </text:span>CRC16</text:p>
      <text:p text:style-name="P22">...0xEF<text:tab/>|<text:span text:style-name="T9">записанной в этих ячейках</text:span> <text:span text:style-name="T9">и рассчитанной производится принудительный сброс до <text:tab/><text:tab/><text:tab/></text:span>|<text:span text:style-name="T9">исходных значений.</text:span></text:p>
      <text:p text:style-name="P13"/>
      <text:p text:style-name="P20"><text:bookmark-start text:name="Формат RAM диска"/>Формат <text:span text:style-name="T1">RAM </text:span>диска<text:bookmark-end text:name="Формат RAM диска"/></text:p>
      <text:p text:style-name="P20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Смещение в байтах от начала страницы</text:p>
          </table:table-cell>
          <table:table-cell table:style-name="Таблица1.B1" office:value-type="string">
            <text:p text:style-name="P34">Описание</text:p>
          </table:table-cell>
        </table:table-row>
        <table:table-row>
          <table:table-cell table:style-name="Таблица1.A2" office:value-type="string">
            <text:p text:style-name="P37">+<text:span text:style-name="T1">#</text:span>000</text:p>
          </table:table-cell>
          <table:table-cell table:style-name="Таблица1.B2" office:value-type="string">
            <text:p text:style-name="P36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5">+<text:span text:style-name="T1">#100</text:span></text:p>
          </table:table-cell>
          <table:table-cell table:style-name="Таблица1.B2" office:value-type="string">
            <text:p text:style-name="P36"><text:span text:style-name="T9">смещение в страницах (по 16Кб) от начала </text:span><text:span text:style-name="T1">RAM </text:span><text:span text:style-name="T9">диска +1. То есть если </text:span><text:span text:style-name="T1">RAM </text:span><text:span text:style-name="T9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31">+#2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300</text:p>
          </table:table-cell>
          <table:table-cell table:style-name="Таблица1.B2" office:value-type="string">
            <text:p text:style-name="P36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31">+#4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500</text:p>
          </table:table-cell>
          <table:table-cell table:style-name="Таблица1.B2" office:value-type="string">
            <text:p text:style-name="P36">размер сектора *2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6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30">+#001</text:p>
          </table:table-cell>
          <table:table-cell table:style-name="Таблица1.B2" office:value-type="string">
            <text:p text:style-name="P32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8T18:56:54.31</dc:date>
    <meta:editing-duration>P33DT19H24M35S</meta:editing-duration>
    <meta:editing-cycles>241</meta:editing-cycles>
    <meta:generator>LibreOffice/3.6$Windows_x86 LibreOffice_project/2ef5aff-a6fb0ff-166bdff-cf087ad-0f1389</meta:generator>
    <meta:document-statistic meta:table-count="1" meta:image-count="5" meta:object-count="0" meta:page-count="8" meta:paragraph-count="212" meta:word-count="2688" meta:character-count="19522" meta:non-whitespace-character-count="16982"/>
  </office:meta>
</office:document-meta>
</file>